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6b40d" officeooo:paragraph-rsid="0006b40d"/>
    </style:style>
    <style:style style:name="P2" style:family="paragraph" style:parent-style-name="Standard">
      <style:paragraph-properties fo:text-align="justify" style:justify-single-word="false"/>
      <style:text-properties style:font-name="Times New Roman" officeooo:rsid="0006b40d" officeooo:paragraph-rsid="0006b40d"/>
    </style:style>
    <style:style style:name="P3" style:family="paragraph" style:parent-style-name="Standard">
      <style:paragraph-properties fo:text-align="justify" style:justify-single-word="false"/>
      <style:text-properties style:font-name="Times New Roman" officeooo:rsid="000780ec" officeooo:paragraph-rsid="000780ec"/>
    </style:style>
    <style:style style:name="P4" style:family="paragraph" style:parent-style-name="Standard">
      <style:paragraph-properties fo:text-align="justify" style:justify-single-word="false"/>
      <style:text-properties style:font-name="Times New Roman" officeooo:rsid="00083c55" officeooo:paragraph-rsid="00083c55"/>
    </style:style>
    <style:style style:name="P5" style:family="paragraph" style:parent-style-name="Standard">
      <style:paragraph-properties fo:text-align="justify" style:justify-single-word="false"/>
      <style:text-properties style:text-position="0% 100%" style:font-name="Times New Roman" officeooo:rsid="000780ec" officeooo:paragraph-rsid="000780ec"/>
    </style:style>
    <style:style style:name="P6" style:family="paragraph" style:parent-style-name="Standard">
      <style:paragraph-properties fo:text-align="justify" style:justify-single-word="false"/>
      <style:text-properties style:text-position="0% 100%" style:font-name="Times New Roman" officeooo:rsid="0007a77f" officeooo:paragraph-rsid="0007a77f"/>
    </style:style>
    <style:style style:name="P7" style:family="paragraph" style:parent-style-name="Standard">
      <style:paragraph-properties fo:text-align="justify" style:justify-single-word="false"/>
      <style:text-properties style:text-position="0% 100%" style:font-name="Times New Roman" officeooo:rsid="00083c55" officeooo:paragraph-rsid="00083c55"/>
    </style:style>
    <style:style style:name="T1" style:family="text">
      <style:text-properties officeooo:rsid="000780ec"/>
    </style:style>
    <style:style style:name="T2" style:family="text">
      <style:text-properties style:text-position="super 58%"/>
    </style:style>
    <style:style style:name="T3" style:family="text">
      <style:text-properties style:text-position="super 58%" officeooo:rsid="000780ec"/>
    </style:style>
    <style:style style:name="T4" style:family="text">
      <style:text-properties style:text-position="0% 100%"/>
    </style:style>
    <style:style style:name="T5" style:family="text">
      <style:text-properties style:text-position="0% 100%" officeooo:rsid="000780ec"/>
    </style:style>
    <style:style style:name="T6" style:family="text">
      <style:text-properties style:text-position="sub 58%"/>
    </style:style>
    <style:style style:name="T7" style:family="text">
      <style:text-properties officeooo:rsid="000b0b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Delgado<text:tab/><text:tab/><text:tab/><text:tab/><text:tab/><text:tab/><text:tab/><text:tab/><text:tab/><text:tab/><text:tab/>HW #1</text:p>
      <text:p text:style-name="P1"/>
      <text:p text:style-name="P2">Problem 1: Create a subdirectory called “Homework1” in your personal github fork, and upload it <text:span text:style-name="T7">to</text:span> github. Execute the command “git branch -v” and store the output in a text file in that directory called “Problem1.txt”.</text:p>
      <text:p text:style-name="P2"/>
      <text:p text:style-name="P2">This problem is complete, the resultant file may be found at the following address: <text:a xlink:type="simple" xlink:href="https://github.com/Dylan1496/PHY410/blob/HW1/Homework1/Problem1.txt" text:style-name="Internet_20_link" text:visited-style-name="Visited_20_Internet_20_Link">https://github.com/Dylan1496/PHY410/blob/HW1/Homework1/Problem1.txt</text:a>.</text:p>
      <text:p text:style-name="P2"/>
      <text:p text:style-name="P2">Problem 2: What are the two’s complement representations for the following (decimal) numbers?</text:p>
      <text:p text:style-name="P2"/>
      <text:p text:style-name="P2">a) 10</text:p>
      <text:p text:style-name="P2">b) 436</text:p>
      <text:p text:style-name="P2">c) 1024</text:p>
      <text:p text:style-name="P2">d) -13</text:p>
      <text:p text:style-name="P2">e) -1023</text:p>
      <text:p text:style-name="P2">f) -1024</text:p>
      <text:p text:style-name="P2"/>
      <text:p text:style-name="P2"><text:span text:style-name="T1">We need to make sure we have enough bits to store these numbers. The largest number we have is 1024. So we need enough bits to represent that. 1024 is 2</text:span><text:span text:style-name="T3">10</text:span><text:span text:style-name="T5">. So we need as many bits as needed to store that. The first bit is the one’s place, the second is the 2’s place, the third is the 4’s place, etc., until we get to the 1024’s place. This is the eleventh bit, so we need 11 bits.</text:span></text:p>
      <text:p text:style-name="P5">We can now represent these numbers:</text:p>
      <text:p text:style-name="P5"/>
      <text:p text:style-name="P3"><text:span text:style-name="T4">a) 10 = 8 + 2 = 2</text:span><text:span text:style-name="T2">3</text:span><text:span text:style-name="T4"> + 0*2</text:span><text:span text:style-name="T2">2</text:span><text:span text:style-name="T4"> + 2</text:span><text:span text:style-name="T2">1</text:span><text:span text:style-name="T4"> + 0*2</text:span><text:span text:style-name="T2">0</text:span></text:p>
      <text:p text:style-name="P5"/>
      <text:p text:style-name="P5">→ 10 is 00000001010 in binary.</text:p>
      <text:p text:style-name="P5"/>
      <text:p text:style-name="P5">b) 436</text:p>
      <text:p text:style-name="P5"/>
      <text:p text:style-name="P3"><text:span text:style-name="T4">Clearly, 436 &gt; 256 = 2</text:span><text:span text:style-name="T2">8</text:span></text:p>
      <text:p text:style-name="P5"/>
      <text:p text:style-name="P5">436 - 256 = 180</text:p>
      <text:p text:style-name="P5"/>
      <text:p text:style-name="P3"><text:span text:style-name="T4">180 &gt; 128 = 2</text:span><text:span text:style-name="T2">7</text:span></text:p>
      <text:p text:style-name="P5"/>
      <text:p text:style-name="P5">180 - 128 = 52</text:p>
      <text:p text:style-name="P5"/>
      <text:p text:style-name="P3"><text:span text:style-name="T4">52 &lt; 64 = 2</text:span><text:span text:style-name="T2">6</text:span><text:span text:style-name="T4"> but 52 &gt; 32 = 2</text:span><text:span text:style-name="T2">5</text:span></text:p>
      <text:p text:style-name="P5"/>
      <text:p text:style-name="P5">52 – 32 =20</text:p>
      <text:p text:style-name="P5"/>
      <text:p text:style-name="P3"><text:span text:style-name="T4">20 is 2</text:span><text:span text:style-name="T2">4</text:span><text:span text:style-name="T4"> + 2</text:span><text:span text:style-name="T2">2</text:span><text:span text:style-name="T4"> = 16 + 4</text:span></text:p>
      <text:p text:style-name="P5"/>
      <text:p text:style-name="P5">so 436 is 00110110100 in binary.</text:p>
      <text:p text:style-name="P5"/>
      <text:p text:style-name="P3"><text:span text:style-name="T4">c) 1024 is 2</text:span><text:span text:style-name="T2">10</text:span><text:span text:style-name="T4">, so 1024 is 10000000000 in binary.</text:span></text:p>
      <text:p text:style-name="P5"/>
      <text:p text:style-name="P5">d) -13 is negative, so we’ll need to use 2’s complement here.</text:p>
      <text:p text:style-name="P3"><text:soft-page-break/><text:span text:style-name="T4">13 in binary: 13 is 8 + 4 + 1 = 2</text:span><text:span text:style-name="T2">3</text:span><text:span text:style-name="T4"> + 2</text:span><text:span text:style-name="T2">2</text:span><text:span text:style-name="T4"> + 0*2</text:span><text:span text:style-name="T2">1</text:span><text:span text:style-name="T4"> + 2</text:span><text:span text:style-name="T2">0</text:span><text:span text:style-name="T4">. In 11 bits, 13 is 00000001101.</text:span></text:p>
      <text:p text:style-name="P5">Flip the bits: 11111110010</text:p>
      <text:p text:style-name="P5">Add 1: 11111110011 = -13 in binary</text:p>
      <text:p text:style-name="P5"/>
      <text:p text:style-name="P5">e) -1023 is negative.</text:p>
      <text:p text:style-name="P3"><text:span text:style-name="T4">1023 is 2</text:span><text:span text:style-name="T2">10</text:span><text:span text:style-name="T4"> -1, so 1023 = 01111111111</text:span></text:p>
      <text:p text:style-name="P5">Flip the bits: 10000000000</text:p>
      <text:p text:style-name="P5">Add 1: 10000000001 = -1023 in binary</text:p>
      <text:p text:style-name="P5"/>
      <text:p text:style-name="P5">f) -1024 is negative.</text:p>
      <text:p text:style-name="P5"/>
      <text:p text:style-name="P3"><text:span text:style-name="T4">1024 is 2</text:span><text:span text:style-name="T2">10</text:span><text:span text:style-name="T4">, so 1024 = 10000000000</text:span></text:p>
      <text:p text:style-name="P5">Flip the bits: 01111111111</text:p>
      <text:p text:style-name="P6">Add 1: 10000000000 = -1024 in binary</text:p>
      <text:p text:style-name="P6"/>
      <text:p text:style-name="P4"><text:span text:style-name="T4">3. Suppose I need to compute the series f</text:span><text:span text:style-name="T6">n</text:span><text:span text:style-name="T4"> = f</text:span><text:span text:style-name="T6">n-1</text:span><text:span text:style-name="T2">2</text:span><text:span text:style-name="T4">. If the value f</text:span><text:span text:style-name="T6">0</text:span><text:span text:style-name="T4"> = 2, what is the maximum n that can be stored in the following C++ data types, assuming that an int is 2 bytes, a long int is 4 bytes, and each byte stores 4 bits?</text:span></text:p>
      <text:p text:style-name="P7"/>
      <text:p text:style-name="P7">a) int</text:p>
      <text:p text:style-name="P7">b) long int</text:p>
      <text:p text:style-name="P7">c) unsigned long int</text:p>
      <text:p text:style-name="P7"/>
      <text:p text:style-name="P7">As a note, this means int’s are 8 bits, and long int’s are 16 bits.</text:p>
      <text:p text:style-name="P7"/>
      <text:p text:style-name="P7">a) For int’s, we have 8 bits. Also, an int is signed. This means we can represent the following range of numbers: -128 to 127.</text:p>
      <text:p text:style-name="P7"/>
      <text:p text:style-name="P7">Starting from n = 0,</text:p>
      <text:p text:style-name="P7"/>
      <text:p text:style-name="P4"><text:span text:style-name="T4">f</text:span><text:span text:style-name="T6">0</text:span><text:span text:style-name="T4"> = 2</text:span></text:p>
      <text:p text:style-name="P4"><text:span text:style-name="T4">f</text:span><text:span text:style-name="T6">1</text:span><text:span text:style-name="T4"> = 2</text:span><text:span text:style-name="T2">2</text:span><text:span text:style-name="T4"> = 4</text:span></text:p>
      <text:p text:style-name="P4"><text:span text:style-name="T4">f</text:span><text:span text:style-name="T6">2</text:span><text:span text:style-name="T4"> = 4</text:span><text:span text:style-name="T2">2</text:span><text:span text:style-name="T4"> = 16</text:span></text:p>
      <text:p text:style-name="P4"><text:span text:style-name="T4">f</text:span><text:span text:style-name="T6">3</text:span><text:span text:style-name="T4"> = 16</text:span><text:span text:style-name="T2">2</text:span><text:span text:style-name="T4"> = 256 (too big)</text:span></text:p>
      <text:p text:style-name="P7"/>
      <text:p text:style-name="P7">So the largest n that can stored in this data type is n = 2.</text:p>
      <text:p text:style-name="P7"/>
      <text:p text:style-name="P7">b) How about a long int?</text:p>
      <text:p text:style-name="P7">Like int, long int is signed. However a long int can use 16 bits. So the allowed range is -32768 to 32767.</text:p>
      <text:p text:style-name="P7"/>
      <text:p text:style-name="P7">Starting from n = 0,</text:p>
      <text:p text:style-name="P7"/>
      <text:p text:style-name="P4"><text:span text:style-name="T4">f</text:span><text:span text:style-name="T6">0</text:span><text:span text:style-name="T4"> = 2</text:span></text:p>
      <text:p text:style-name="P4"><text:span text:style-name="T4">f</text:span><text:span text:style-name="T6">1</text:span><text:span text:style-name="T4"> = 2</text:span><text:span text:style-name="T2">2</text:span><text:span text:style-name="T4"> = 4</text:span></text:p>
      <text:p text:style-name="P4"><text:span text:style-name="T4">f</text:span><text:span text:style-name="T6">2</text:span><text:span text:style-name="T4"> = 4</text:span><text:span text:style-name="T2">2</text:span><text:span text:style-name="T4"> = 16</text:span></text:p>
      <text:p text:style-name="P4"><text:span text:style-name="T4">f</text:span><text:span text:style-name="T6">3</text:span><text:span text:style-name="T4"> = 16</text:span><text:span text:style-name="T2">2</text:span><text:span text:style-name="T4"> = 256</text:span></text:p>
      <text:p text:style-name="P4"><text:span text:style-name="T4">f</text:span><text:span text:style-name="T6">4</text:span><text:span text:style-name="T4"> = 256</text:span><text:span text:style-name="T2">2</text:span><text:span text:style-name="T4"> = 65536 (too big)</text:span></text:p>
      <text:p text:style-name="P7"/>
      <text:p text:style-name="P7"><text:soft-page-break/>Here, the maximum n we can fit is n = 3.</text:p>
      <text:p text:style-name="P7"/>
      <text:p text:style-name="P7">c) How about an unsigned long int?</text:p>
      <text:p text:style-name="P7"/>
      <text:p text:style-name="P4"><text:span text:style-name="T4">An unsigned long int can go up to 2</text:span><text:span text:style-name="T2">16</text:span><text:span text:style-name="T4"> – 1 = 65535. This is one less than f</text:span><text:span text:style-name="T6">4</text:span><text:span text:style-name="T4"> = 65536, so the largest n that we can store is n =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57:13.805000000</meta:creation-date>
    <dc:date>2017-02-12T13:09:17.759000000</dc:date>
    <meta:editing-duration>PT12M21S</meta:editing-duration>
    <meta:editing-cycles>3</meta:editing-cycles>
    <meta:generator>LibreOffice/5.2.3.3$Windows_x86 LibreOffice_project/d54a8868f08a7b39642414cf2c8ef2f228f780cf</meta:generator>
    <meta:document-statistic meta:table-count="0" meta:image-count="0" meta:object-count="0" meta:page-count="3" meta:paragraph-count="59" meta:word-count="587" meta:character-count="2689" meta:non-whitespace-character-count="2149"/>
  </office:meta>
</office:document-meta>
</file>